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officeooo:paragraph-rsid="001347a6"/>
    </style:style>
    <style:style style:name="P4" style:family="paragraph" style:parent-style-name="Normal">
      <style:text-properties officeooo:rsid="00147f55" officeooo:paragraph-rsid="00147f55"/>
    </style:style>
    <style:style style:name="P5" style:family="paragraph" style:parent-style-name="Normal">
      <style:text-properties officeooo:paragraph-rsid="00147f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7f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﻿<text:a xlink:type="simple" xlink:href="http://flamenco.berkeley.edu/papers/hcir08.pdf"><text:span text:style-name="T1">UIs for Faceted Navigation: Recent Advances and Remaining Open Problems</text:span></text:a></text:p>
      <text:p text:style-name="P1">Hearst, M.A., HCIR</text:p>
      <text:p text:style-name="P1">2008</text:p>
      <text:p text:style-name="P3"/>
      <text:p text:style-name="P4">Fig 1 :</text:p>
      <text:p text:style-name="P4">Fig 2 :</text:p>
      <text:p text:style-name="P4">Fig 3 :</text:p>
      <text:p text:style-name="P4">Fig 4 :</text:p>
      <text:p text:style-name="P4">Fig 5 :</text:p>
      <text:p text:style-name="P4">Fig 6 :</text:p>
      <text:p text:style-name="P4">Fig 7 :</text:p>
      <text:p text:style-name="Normal"/>
      <text:p text:style-name="Normal"/>
      <text:p text:style-name="P2"><text:a xlink:type="simple" xlink:href="http://www.pitt.edu/~cmlewis/KSM.pdf"><text:span text:style-name="T1">Using the Keystroke-Level Model to Estimate Execution Times</text:span></text:a></text:p>
      <text:p text:style-name="P1">Kieras, D., University of Michigan</text:p>
      <text:p text:style-name="P1">2001</text:p>
      <text:p text:style-name="Normal"/>
      <text:p text:style-name="Normal"/>
      <text:p text:style-name="Normal"/>
      <text:p text:style-name="Normal">﻿</text:p>
      <text:p text:style-name="P2"><text:a xlink:type="simple" xlink:href="http://interaction.lille.inria.fr/~roussel/publications/2013-CHI-useful-resolution.pdf"><text:span text:style-name="T1">How low can you go?: human limits in small unidirectional mouse movements</text:span></text:a></text:p>
      <text:p text:style-name="P1">Jonathan Aceituno, Géry Casiez, and Nicolas Roussel</text:p>
      <text:p text:style-name="P1">2013</text:p>
      <text:p text:style-name="Normal"/>
      <text:p text:style-name="P4">Fig 1 :</text:p>
      <text:p text:style-name="P4">Fig 2 :</text:p>
      <text:p text:style-name="P4">Fig 3 :</text:p>
      <text:p text:style-name="P4">Table 1 :</text:p>
      <text:p text:style-name="Normal"/>
      <text:p text:style-name="Normal"/>
      <text:p text:style-name="P2"><text:a xlink:type="simple" xlink:href="http://innovis.cpsc.ucalgary.ca/innovis/uploads/Publications/Publications/colourVis.pdf"><text:span text:style-name="T1">Exploring Colour Usage in Paintings Over Time</text:span></text:a></text:p>
      <text:p text:style-name="P1">Haber, Lynch, Carpendale</text:p>
      <text:p text:style-name="P1">2012 </text:p>
      <text:p text:style-name="Normal"/>
      <text:p text:style-name="P4">Fig 1 :</text:p>
      <text:p text:style-name="P4">Fig 2 :</text:p>
      <text:p text:style-name="P4">Fig 3 :</text:p>
      <text:p text:style-name="P4">Fig 4 :</text:p>
      <text:p text:style-name="P4">Fig 5 :</text:p>
      <text:p text:style-name="P4">Fig 6 :</text:p>
      <text:p text:style-name="P4">Fig 7 :</text:p>
      <text:p text:style-name="P4">Fig 8 :</text:p>
      <text:p text:style-name="P4">Fig 9 :</text:p>
      <text:p text:style-name="P4">Fig 10 :</text:p>
      <text:p text:style-name="P4">Fig 11 :</text:p>
      <text:p text:style-name="P4">Fig 12 :</text:p>
      <text:p text:style-name="P4">Fig 13 :</text:p>
      <text:p text:style-name="P4">Fig 14 :</text:p>
      <text:p text:style-name="P4">Fig 15 :</text:p>
      <text:p text:style-name="P4">Fig 16 :</text:p>
      <text:p text:style-name="Normal"/>
      <text:p text:style-name="Normal"/>
      <text:p text:style-name="P2"><text:soft-page-break/><text:a xlink:type="simple" xlink:href="http://www.lri.fr/~chevalie/projects/diffamation/diffamation-CHI2010.pdf"><text:span text:style-name="T1">Using Text Animated Transitions to Support Navigation in Document Histories</text:span></text:a></text:p>
      <text:p text:style-name="P1">Chevalier, F., Dragicevic, P., Bezerianos, A., and Fekete, J.D.</text:p>
      <text:p text:style-name="P1">2010</text:p>
      <text:p text:style-name="Normal"/>
      <text:p text:style-name="P4">Fig 1 :</text:p>
      <text:p text:style-name="P4">Fig 2 :</text:p>
      <text:p text:style-name="P4">Fig 3 :</text:p>
      <text:p text:style-name="P4">Fig 4 :</text:p>
      <text:p text:style-name="P4">Fig 5 :</text:p>
      <text:p text:style-name="P4">Fig 6 :</text:p>
      <text:p text:style-name="P4">Fig 7 :</text:p>
      <text:p text:style-name="P4">Fig 8 :</text:p>
      <text:p text:style-name="P5"><text:span text:style-name="T2">Fig 9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000" style:font-name="Times New Roman1" fo:font-size="12pt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 LibreOffice_project/410m0$Build-2</meta:generator>
    <dc:date>2013-12-18T10:41:17.722277341</dc:date>
    <dc:creator>sgauthier </dc:creator>
    <meta:editing-duration>P0D</meta:editing-duration>
    <meta:editing-cycles>2</meta:editing-cycles>
    <meta:document-statistic meta:table-count="0" meta:image-count="0" meta:object-count="0" meta:page-count="2" meta:paragraph-count="52" meta:word-count="189" meta:character-count="797" meta:non-whitespace-character-count="660"/>
  </office:meta>
</office:document-meta>
</file>